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1" style:family="text">
      <style:text-properties fo:font-size="26pt" style:font-size-asian="26pt"/>
    </style:style>
    <style:style style:name="T2" style:family="text">
      <style:text-properties style:use-window-font-color="true" loext:opacity="0%" style:text-underline-style="none"/>
    </style:style>
    <style:style style:name="T3" style:family="text">
      <style:text-properties style:language-asian="es" style:country-asian="MX"/>
    </style:style>
    <style:style style:name="T4" style:family="text">
      <style:text-properties style:language-asian="es" style:country-asian="MX" loext:padding="0cm" loext:border="none" loext: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Herramientas de desarrollo de software</text:span></text:p>
      <text:p text:style-name="Standard"/>
      <text:p text:style-name="Standard">Las herramientas de software comúnmente utilizadas cumplen el objetivo de facilitar, optimizar y mejorar el desempeño de nuestro trabajo. Las soluciones ofrecidas por esas herramientas pueden aplicarse en diferentes áreas de una empresa y ayudar en el desarrollo de las tareas más complejas hasta las más simples.</text:p>
      <text:p text:style-name="Standard"/>
      <text:h text:style-name="Heading_20_1" text:outline-level="1"><text:a xlink:type="simple" xlink:href="http://slack.com/" text:style-name="Internet_20_link" text:visited-style-name="Visited_20_Internet_20_Link"><text:span text:style-name="Internet_20_link"><text:span text:style-name="T2">Slack</text:span></text:span></text:a></text:h>
      <text:p text:style-name="Standard">Esta herramienta es fantástica para mejorar la <text:a xlink:type="simple" xlink:href="https://www.zendesk.com.mx/blog/plan-comunicacion-organizacional/" text:style-name="Internet_20_link" text:visited-style-name="Visited_20_Internet_20_Link"><text:span text:style-name="Internet_20_link"><text:span text:style-name="T2">comunicación entre los equipos</text:span></text:span></text:a>. La gran ventaja es la cantidad de integraciones que tiene de forma nativa. Slack te permite organizar tus proyectos por canales y activar notificaciones de actualizaciones de nuevas implementaciones, alertas de rendimiento, además de facilitar la comunicación por medio de chats. El software es ideal para unir todas las informaciones que necesitas, contactar a tu equipo y recibir una respuesta al instante, compartir noticias de la empresa, visualizar las tareas y enviar todo tipo de archivos y añadir comentarios, y también etiquetar a personas.</text:p>
      <text:p text:style-name="Standard"/>
      <text:h text:style-name="Heading_20_1" text:outline-level="1"><text:a xlink:type="simple" xlink:href="https://jira.atlassian.com/" text:style-name="Internet_20_link" text:visited-style-name="Visited_20_Internet_20_Link"><text:span text:style-name="Internet_20_link"><text:span text:style-name="T2">Jira</text:span></text:span></text:a></text:h>
      <text:p text:style-name="Standard">Jira fue diseñado para que los equipos ágiles puedan hacer la gestión de proyectos de desarrollo de software. La herramienta es una solución para planificar, rastrear y administrar los proyectos. Además, ayuda a personalizar el flujo de trabajo, administrar el trabajo en equipo pendiente, ver el trabajo en progreso y generar informes. Al implementar este recurso, es posible visualizar los objetivos a largo plazo, el status del trabajo y gestionar las tareas.</text:p>
      <text:h text:style-name="Heading_20_1" text:outline-level="1"><text:soft-page-break/><text:a xlink:type="simple" xlink:href="https://trello.com/" text:style-name="Internet_20_link" text:visited-style-name="Visited_20_Internet_20_Link"><text:span text:style-name="Internet_20_link"><text:span text:style-name="T2">Trello</text:span></text:span></text:a></text:h>
      <text:p text:style-name="Standard">Trello es bastante conocido por ser una de las herramientas de software comúnmente utilizadas para gestión de proyectos en formato de tablero. Es muy versátil y se puede ajustar de acuerdo con las necesidades del usuario. Esta herramienta es una solución para todo tipo de equipos, desde ventas y marketing hasta recursos humanos y operaciones. Su interfaz es simple y fácil de usar y permite que los equipos creen y personalicen las listas para satisfacer necesidades de todos los estilos de trabajo. El uso más común de Trello es para la gestión de tareas, como planificar tus tareas de rutina, tus metas para el año, entre otros temas. Además, está disponible para la integración con otras herramientas clave, como Google Drive, Slack, Jira y otras.</text:p>
      <text:p text:style-name="Standard"/>
      <text:h text:style-name="Heading_20_1" text:outline-level="1"><text:a xlink:type="simple" xlink:href="https://git-scm.com/" text:style-name="Internet_20_link" text:visited-style-name="Visited_20_Internet_20_Link"><text:span text:style-name="Internet_20_link"><text:span text:style-name="T2">Git</text:span></text:span></text:a></text:h>
      <text:p text:style-name="Standard">Es un sistema de control de versiones que almacena todos los cambios realizados para que un equipo pueda trabajar en conjunto. La herramienta almacena una copia del código de cada desarrollador, y con eso, el trabajo en equipo se puede sincronizar, ya que el código se actualiza en cualquier momento. Este sistema de control de versiones distribuido se centra en flujos de trabajo no lineales, proporcionando precisión, velocidad y soporte de datos. Con Git, los miembros del equipo de desarrollo de aplicaciones pueden colaborar en proyectos, ya que cada uno tiene acceso a archivos comunes y ayuda a evitar confusiones en el entorno de trabajo. Además, el software es de código abierto y, por lo tanto, es gratuito.</text:p>
      <text:p text:style-name="Standard"><text:bookmark text:name="_GoBack"/></text:p>
      <text:h text:style-name="Heading_20_1" text:outline-level="1"><text:a xlink:type="simple" xlink:href="https://www.syncfusion.com/products/essential-studio" text:style-name="Internet_20_link" text:visited-style-name="Visited_20_Internet_20_Link"><text:span text:style-name="Internet_20_link"><text:span text:style-name="T2">Syncfusion</text:span></text:span></text:a></text:h>
      <text:p text:style-name="Standard">Es una de las herramientas para el desarrollo de sistemas. Consiste en un conjunto de más de 1.600 componentes de software y modelos para desarrollar aplicaciones de escritorio, móviles e internet. Sus controles de interfaz de usuario (UI) están diseñados para ser flexibles y optimizados para un alto rendimiento. <text:soft-page-break/>Además, ofrece un kit de herramientas que puede acelerar la creación de interfaces de usuario modernas y elegantes y leer y escribir formatos de archivo comunes. Esta solución es muy versátil y permite construir sobre todas las plataformas populares, incluidas Xamarin, Angular, JavaScript, UWP y ASP.NET.</text:p>
      <text:h text:style-name="Heading_20_1" text:outline-level="1"><text:a xlink:type="simple" xlink:href="https://codeanywhere.com/" text:style-name="Internet_20_link" text:visited-style-name="Visited_20_Internet_20_Link"><text:span text:style-name="Internet_20_link"><text:span text:style-name="T2">Codeanywhere</text:span></text:span></text:a></text:h>
      <text:p text:style-name="Standard"><text:span text:style-name="T3">Codeanywhere es un </text:span><text:span text:style-name="T4">entorno de desarrollo web totalmente online que puedes usar en diferentes dispositivos y permite usar diferentes lenguajes de programación como PHP, HMTL5, Java, Javascript, </text:span><text:a xlink:type="simple" xlink:href="https://profile.es/blog/python/" text:style-name="Default_20_Style" text:visited-style-name="Default_20_Style"><text:span text:style-name="T4">Python</text:span></text:a><text:span text:style-name="T4">, Ruby o C++</text:span><text:span text:style-name="T3">. Esta cloud app ofrece versiones para usar en dispositivos móviles Android y IOS. Esta aplicación tiene una versión gratuita, pero con algunas limitaciones. Ofrece diferentes licencias según los recursos que necesites. Una característica interesante que contiene este entorno de desarrollo web es que nos </text:span><text:span text:style-name="T4">permite vincular servicios de almacenamiento en la nube </text:span><text:span text:style-name="T3">para hospedar los archivos que estamos editando. Con esta herramienta podrás compartir código con otros compañeros enviándoles un enlace y también podrás colaborar en tiempo real para que otros editen tus archivos.</text:span></text:p>
      <text:h text:style-name="Heading_20_1" text:outline-level="1"><text:a xlink:type="simple" xlink:href="https://atom.io/" text:style-name="Internet_20_link" text:visited-style-name="Visited_20_Internet_20_Link"><text:span text:style-name="Internet_20_link"><text:span text:style-name="T2">ATOM</text:span></text:span></text:a></text:h>
      <text:p text:style-name="Standard"><text:span text:style-name="T3">Se trata de un </text:span><text:span text:style-name="T4">editor de texto web open source desarrollado por GitHub con interfaz amigable, rápido y con muchas posibilidades cuya versión es libre</text:span><text:span text:style-name="T3">. Permite trabajar en cualquier sistema operativo como Windows, OS X o Linux, dispone de autocompletado inteligente que nos facilita la escritura de código e instalación de paquetes o instalación de los tuyos propios. Tiene la opción de buscar y reemplazar de manera sencilla además de un </text:span><text:span text:style-name="T4">autocompletado inteligente</text:span><text:span text:style-name="T3"> que permite una rápida escritura del código. Atom, por sus capacidades y su carácter gratuito, es una buena opción para tener en cuenta.</text:span></text:p>
      <text:p text:style-name="Standard"/>
      <text:p text:style-name="Standard"/>
      <text:p text:style-name="Standard"/>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5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MX" style:font-weight-asian="bold" style:font-name-complex="Times New Roman1" style:font-family-complex="'Times New Roman'" style:font-family-generic-complex="system" style:font-pitch-complex="variable" style:font-size-complex="13.5pt" style:font-weight-complex="bold"/>
    </style:style>
    <style:style style:name="Title" style:family="paragraph" style:parent-style-name="Standard" style:next-style-name="Standard" style:default-outline-level="" style:class="chapter">
      <style:paragraph-properties fo:margin-top="0cm" fo:margin-bottom="0cm" style:contextual-spacing="true" fo:text-align="center" style:justify-single-word="false"/>
      <style:text-properties fo:color="#0070c0" loext:opacity="100%" style:font-name="Arial Rounded MT Bold" fo:font-family="'Arial Rounded MT Bold'" style:font-family-generic="roman" style:font-pitch="variable" fo:font-size="24pt" fo:letter-spacing="-0.018cm" style:letter-kerning="true" style:font-name-asian="F" style:font-family-generic-asian="system" style:font-pitch-asian="variable" style:font-size-asian="24pt" style:font-name-complex="F"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Car" style:display-name="Título Car" style:family="text" style:parent-style-name="Default_20_Paragraph_20_Font">
      <style:text-properties fo:color="#0070c0" loext:opacity="100%" style:font-name="Arial Rounded MT Bold" fo:font-family="'Arial Rounded MT Bold'" style:font-family-generic="roman" style:font-pitch="variable" fo:font-size="24pt" fo:letter-spacing="-0.018cm" style:letter-kerning="true" style:font-name-asian="F" style:font-family-generic-asian="system" style:font-pitch-asian="variable" style:font-size-asian="24pt" style:font-name-complex="F" style:font-family-generic-complex="system" style:font-pitch-complex="variable" style:font-size-complex="28pt"/>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MX"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ulo_20_1_20_Car" style:display-name="Título 1 Car" style:family="text" style:parent-style-name="Default_20_Paragraph_20_Font">
      <style:text-properties style:font-name="Arial" fo:font-family="Arial"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714cm" fo:margin-left="1.34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714cm" fo:margin-left="1.34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azz</meta:initial-creator>
    <meta:editing-cycles>2</meta:editing-cycles>
    <meta:creation-date>2021-10-29T11:45:00</meta:creation-date>
    <dc:date>2021-10-29T07:24:28.962000000</dc:date>
    <meta:editing-duration>PT36M18S</meta:editing-duration>
    <meta:generator>LibreOffice/7.2.1.2$Windows_X86_64 LibreOffice_project/87b77fad49947c1441b67c559c339af8f3517e22</meta:generator>
    <meta:document-statistic meta:table-count="0" meta:image-count="0" meta:object-count="0" meta:page-count="4" meta:paragraph-count="16" meta:word-count="775" meta:character-count="4962" meta:non-whitespace-character-count="4203"/>
    <meta:user-defined meta:name="AppVersion">16.0000</meta:user-defined>
    <meta:template xlink:type="simple" xlink:actuate="onRequest" xlink:title="Normal" xlink:href=""/>
  </office:meta>
</office:document-meta>
</file>